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chtige Funktionen:</text:p>
      <text:p text:style-name="Standard">Startbildschirm</text:p>
      <text:p text:style-name="Standard">Bild der aktuellen Kreuzung</text:p>
      <text:p text:style-name="Standard">Pfeiltasten (LRG, je nachdem)</text:p>
      <text:p text:style-name="Standard">Resetknopf (zurück auf 1.0)</text:p>
      <text:p text:style-name="Standard"/>
      <text:p text:style-name="Standard">Kreuzung:</text:p>
      <text:p text:style-name="Standard"/>
      <text:p text:style-name="Standard">1.0 a LA2.1, RA5.1</text:p>
      <text:p text:style-name="Standard">1.2 d RE, GA5.1</text:p>
      <text:p text:style-name="Standard">1.5 b LE, GA2.1</text:p>
      <text:p text:style-name="Standard">2.1 b LA3.2, GF2.1</text:p>
      <text:p text:style-name="Standard">2.3 a LF2.3, R1.2</text:p>
      <text:p text:style-name="Standard">3.2 c LA4.3, GA5.3, RA20.3</text:p>
      <text:p text:style-name="Standard">3.4 c LA5.3, GA20.3, RA2.3</text:p>
      <text:p text:style-name="Standard">3.5 c LA20.3, GA2.3, RA4.3</text:p>
      <text:p text:style-name="Standard">3.20 c LA2.3, GA4.3, R5.3</text:p>
      <text:p text:style-name="Standard">4.3 a LA13.4, RC1.0</text:p>
      <text:p text:style-name="Standard">4.13 d GC1.0, RA3.4</text:p>
      <text:p text:style-name="Standard">5.1 b LA3.5, GA6.5</text:p>
      <text:p text:style-name="Standard">5.3 a LA1.5, RA6.5</text:p>
      <text:p text:style-name="Standard">5.6 d RA3.5, GA1.5</text:p>
      <text:p text:style-name="Standard">6.5 b LC1.0, GA7.6</text:p>
      <text:p text:style-name="Standard">6.7 d RC1.0, GA5.6</text:p>
      <text:p text:style-name="Standard">7.6 b LC1.0, GA8.7</text:p>
      <text:p text:style-name="Standard">7.8 d RC1.0, GA6.7</text:p>
      <text:p text:style-name="Standard">8.7 d RA9.8, GC1.0</text:p>
      <text:p text:style-name="Standard">8.9 a LA7.8, RC1.0</text:p>
      <text:p text:style-name="Standard">9.8 a RF9.8, LA10.9</text:p>
      <text:p text:style-name="Standard">9.10 d GF9.10, RA8.9</text:p>
      <text:p text:style-name="Standard">10.9 d RF10,9, GA11.10</text:p>
      <text:p text:style-name="Standard">10.11 b LF10.11, GA9.10</text:p>
      <text:p text:style-name="Standard">11.10 d RA12.11, GF11.10</text:p>
      <text:p text:style-name="Standard">11.12 a RF11.12, LA10.11</text:p>
      <text:p text:style-name="Standard">12.11 b LC1.0, G wenn Schlüssel D21, ohne Schlüssel H11.12</text:p>
      <text:p text:style-name="P1">13.4 b GF13.4, LA14.13</text:p>
      <text:p text:style-name="Standard">13.14 a LF13.14, RA4.13</text:p>
      <text:p text:style-name="Standard">14.13 d GF14.13, LA15.14</text:p>
      <text:p text:style-name="Standard">14.15 b LF14.15, GA13.14</text:p>
      <text:p text:style-name="Standard">15.14 b GA18.15, LA16.15</text:p>
      <text:p text:style-name="Standard">15.18 d RA16.15, GA14.15</text:p>
      <text:p text:style-name="Standard">15.16 a LA18.15, RA14.15</text:p>
      <text:p text:style-name="Standard">16.15 b GF16.15, LA17.16</text:p>
      <text:p text:style-name="Standard">16.17 a LF16.17, RA15.16</text:p>
      <text:p text:style-name="Standard">17.16 b GF17.16, LB17.17</text:p>
      <text:p text:style-name="Standard">17.17 e GA16.17</text:p>
      <text:p text:style-name="Standard">18.15 d RF18.15, GA19.18</text:p>
      <text:p text:style-name="Standard">18.19 b LF18.19, G15.18</text:p>
      <text:p text:style-name="Standard">19.18 d RA18.19, GC1.0</text:p>
      <text:p text:style-name="Standard">20.3 G1.0</text:p>
      <text:p text:style-name="Standard">21 = Gewinnbildschirm</text:p>
      <text:p text:style-name="Standard"/>
      <text:p text:style-name="Standard"><text:soft-page-break/>Möglichkeiten</text:p>
      <text:p text:style-name="Standard">a<text:tab/>L, R</text:p>
      <text:p text:style-name="Standard">b<text:tab/>L, G</text:p>
      <text:p text:style-name="Standard">c<text:tab/>L, G, R</text:p>
      <text:p text:style-name="Standard">d<text:tab/>R, G</text:p>
      <text:p text:style-name="Standard">e<text:tab/>G</text:p>
      <text:p text:style-name="Standard"/>
      <text:p text:style-name="Standard">Effekte</text:p>
      <text:p text:style-name="Standard">A<text:tab/>Weiterleitung zur nächsten Kreuzung</text:p>
      <text:p text:style-name="Standard">B<text:tab/>"Du hast den Schlüssel gefunden! Drehe dich um 180°, gehe einen Schritt vor zur Links-Rechts-Kreuzung und drehe dich nach rechts. Dann geht`s weiter. </text:p>
      <text:p text:style-name="Standard">C<text:tab/>Das war eine Falle!</text:p>
      <text:p text:style-name="Standard">D<text:tab/>Ausgang, Spiel gewonnen</text:p>
      <text:p text:style-name="Standard">E<text:tab/>"Wo willst du denn hin? Wir starten erneut."</text:p>
      <text:p text:style-name="Standard">F<text:tab/>"Sackgasse! Wir tun, als wäre das nicht passiert, und gehen einen Schritt zurück (gleiche Perspektive wie eben)."</text:p>
      <text:p text:style-name="Standard">G<text:tab/>"Wie bist du denn hier hineingeraten? Rechts eine Sackgasse, geradeaus eine Sackgasse - scheinbar schafft dich das Labyrinth. Zurück zum Start!"</text:p>
      <text:p text:style-name="Standard">H<text:tab/>"Mist, euch fehlt der Schlüssel. Drehe dich um 180°, gehe einen Schritt vor zur Links-Rechts-Kreuzung und weiter geht`s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4M16S</meta:editing-duration>
    <meta:editing-cycles>37</meta:editing-cycles>
    <meta:generator>OpenOffice/4.1.7$Win32 OpenOffice.org_project/417m1$Build-9800</meta:generator>
    <dc:date>2024-04-11T15:08:14.44</dc:date>
    <dc:creator>Ann-Cathrin Hof</dc:creator>
    <meta:printed-by>Ann-Cathrin Hof</meta:printed-by>
    <meta:print-date>2024-04-11T10:58:12.67</meta:print-date>
    <meta:document-statistic meta:table-count="0" meta:image-count="0" meta:object-count="0" meta:page-count="2" meta:paragraph-count="64" meta:word-count="317" meta:character-count="1769"/>
    <meta:user-defined meta:name="Info 1"/>
    <meta:user-defined meta:name="Info 2"/>
    <meta:user-defined meta:name="Info 3"/>
    <meta:user-defined meta:name="Info 4"/>
  </office:meta>
</office:document-meta>
</file>